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845466515200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4546652057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45466513152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45466512640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845466521344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845466522624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84546651494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845466517760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845466520064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845466515968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84546651827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845466522112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19296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845466519808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24160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4546652646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45466818432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8454668222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2278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2288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551010341" text:style-name="L1">
              <text:list-item>
                <text:p text:style-name="P65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7920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20480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7936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092248049" text:style-name="L2">
              <text:list-item>
                <text:p text:style-name="P66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9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484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5104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84546682252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561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715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845466820736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45466818944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84546726894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845467267920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3M52S</meta:editing-duration>
    <meta:editing-cycles>1124</meta:editing-cycles>
    <dc:date>2022-12-01T11:55:48.574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